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43b" officeooo:paragraph-rsid="000d743b"/>
    </style:style>
    <style:style style:name="P2" style:family="paragraph" style:parent-style-name="Standard">
      <style:text-properties officeooo:rsid="000ec97e" officeooo:paragraph-rsid="000ec97e"/>
    </style:style>
    <style:style style:name="P3" style:family="paragraph" style:parent-style-name="Standard">
      <style:text-properties officeooo:rsid="00106fdb" officeooo:paragraph-rsid="00106fdb"/>
    </style:style>
    <style:style style:name="T1" style:family="text">
      <style:text-properties officeooo:rsid="000ec97e"/>
    </style:style>
    <style:style style:name="T2" style:family="text">
      <style:text-properties officeooo:rsid="00106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gh numbers</text:p>
      <text:p text:style-name="P1"/>
      <text:p text:style-name="P1">2200 sq ft of flowering canopy harvested a week plants on 20 inch centers</text:p>
      <text:p text:style-name="P1">22000 sq ft of flowering canopy total (flower weeks 3 through 10)</text:p>
      <text:p text:style-name="P1">4400 sq ft of transition canopy flower weeks 1 and 2 plants on 20 inch centers</text:p>
      <text:p text:style-name="P1">26400 sq ft canopy under light deprivation</text:p>
      <text:p text:style-name="P1">1400 sq ft veg week 2 plants on 12 inch centers</text:p>
      <text:p text:style-name="P1">1000 sq ft veg week 1 plants on 6 inch centers</text:p>
      <text:p text:style-name="P1">production greenhouse total canopy space 28,000 sq ft</text:p>
      <text:p text:style-name="P1">space efficiency 80%</text:p>
      <text:p text:style-name="P1">total production greenhouse under glass 33,600 sq ft</text:p>
      <text:p text:style-name="P1"/>
      <text:p text:style-name="P1">trays are 5 ft by 10 ft or 50 sq ft</text:p>
      <text:p text:style-name="P1">10 trays in a row or 500 sq ft</text:p>
      <text:p text:style-name="P1">28,000 sq ft of canopy = <text:span text:style-name="T1">56</text:span>0 <text:span text:style-name="T1">trays</text:span></text:p>
      <text:p text:style-name="P2">44 trays per week of flower, 10 x 44 = 440</text:p>
      <text:p text:style-name="P2">20 inch centers = 18 plants per tray</text:p>
      <text:p text:style-name="P2">12 inch centers = 50 plants per tray</text:p>
      <text:p text:style-name="P2">6 inch centers = 200 plants per tray</text:p>
      <text:p text:style-name="P2">44 trays with 18 plants per tray = 792 plants per week</text:p>
      <text:p text:style-name="P2"/>
      <text:p text:style-name="P2">number of trays</text:p>
      <text:p text:style-name="P2">veg week one (six inch centers) – 792 / 200 = 4 trays</text:p>
      <text:p text:style-name="P2">veg week two (12 inch centers) – 792 / 50 = 16 trays</text:p>
      <text:p text:style-name="P2">flower weeks one and two – 88</text:p>
      <text:p text:style-name="P2">flower weeks three through 10 – <text:span text:style-name="T2">352</text:span></text:p>
      <text:p text:style-name="P2"/>
      <text:p text:style-name="P3">greenhouse interior perimeter open space 6 feet</text:p>
      <text:p text:style-name="P3"/>
      <text:p text:style-name="P3">rockwool cube saturated with water weights about 8 pounds</text:p>
      <text:p text:style-name="P3">18 plants per tray = 144 pounds</text:p>
      <text:p text:style-name="P3">crane will need to lift 144 pounds + tray weight.</text:p>
      <text:p text:style-name="P3">A 5 x 10 sheet of aluminum ¼ inch thick weights 173 pounds</text:p>
      <text:p text:style-name="P3">crane should safely lift 350 pounds</text:p>
      <text:p text:style-name="P3"/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54:06.275000000</meta:creation-date>
    <dc:date>2017-07-23T00:55:42.593000000</dc:date>
    <meta:editing-duration>PT9M9S</meta:editing-duration>
    <meta:editing-cycles>1</meta:editing-cycles>
    <meta:document-statistic meta:table-count="0" meta:image-count="0" meta:object-count="0" meta:page-count="1" meta:paragraph-count="29" meta:word-count="258" meta:character-count="1253" meta:non-whitespace-character-count="1020"/>
    <meta:generator>LibreOffice/5.0.2.2$Windows_x86 LibreOffice_project/37b43f919e4de5eeaca9b9755ed688758a8251fe</meta:generator>
  </office:meta>
</office:document-meta>
</file>